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 Mono" svg:font-family="'DejaVu Sans Mono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5ede1"/>
    </style:style>
    <style:style style:name="P2" style:family="paragraph" style:parent-style-name="Standard">
      <style:text-properties officeooo:rsid="0015ede1" officeooo:paragraph-rsid="0015ede1"/>
    </style:style>
    <style:style style:name="P3" style:family="paragraph" style:parent-style-name="Standard">
      <style:text-properties officeooo:rsid="001938fd" officeooo:paragraph-rsid="001938fd"/>
    </style:style>
    <style:style style:name="P4" style:family="paragraph" style:parent-style-name="Standard">
      <style:text-properties officeooo:rsid="001938fd" officeooo:paragraph-rsid="001fb6a2"/>
    </style:style>
    <style:style style:name="P5" style:family="paragraph" style:parent-style-name="Standard">
      <style:text-properties officeooo:rsid="001938fd" officeooo:paragraph-rsid="00228f9e"/>
    </style:style>
    <style:style style:name="P6" style:family="paragraph" style:parent-style-name="Standard">
      <style:text-properties officeooo:rsid="001938fd"/>
    </style:style>
    <style:style style:name="P7" style:family="paragraph" style:parent-style-name="Standard">
      <style:text-properties officeooo:rsid="001fb6a2" officeooo:paragraph-rsid="001fb6a2"/>
    </style:style>
    <style:style style:name="P8" style:family="paragraph" style:parent-style-name="Standard">
      <style:text-properties officeooo:rsid="0021c46f" officeooo:paragraph-rsid="0021c46f"/>
    </style:style>
    <style:style style:name="P9" style:family="paragraph" style:parent-style-name="Standard">
      <style:text-properties officeooo:rsid="00228f9e" officeooo:paragraph-rsid="00228f9e"/>
    </style:style>
    <style:style style:name="P10" style:family="paragraph" style:parent-style-name="Standard">
      <style:text-properties officeooo:rsid="00237297" officeooo:paragraph-rsid="00228f9e"/>
    </style:style>
    <style:style style:name="P11" style:family="paragraph" style:parent-style-name="Standard">
      <style:text-properties officeooo:rsid="0021c46f" officeooo:paragraph-rsid="0021c46f"/>
    </style:style>
    <style:style style:name="P12" style:family="paragraph" style:parent-style-name="Standard">
      <style:text-properties officeooo:rsid="001938fd" officeooo:paragraph-rsid="00228f9e"/>
    </style:style>
    <style:style style:name="P13" style:family="paragraph" style:parent-style-name="Standard">
      <style:text-properties officeooo:rsid="001938fd" officeooo:paragraph-rsid="002a31f0"/>
    </style:style>
    <style:style style:name="P14" style:family="paragraph" style:parent-style-name="Standard">
      <style:text-properties officeooo:rsid="002a31f0" officeooo:paragraph-rsid="002a31f0"/>
    </style:style>
    <style:style style:name="T1" style:family="text">
      <style:text-properties officeooo:rsid="001aa7ac"/>
    </style:style>
    <style:style style:name="T2" style:family="text">
      <style:text-properties officeooo:rsid="002a459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1"/>
      <text:p text:style-name="P1"><draw:frame draw:style-name="fr2" draw:name="Object1" text:anchor-type="as-char" svg:y="-0.393cm" svg:width="3.732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393cm" svg:width="3.572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5"><draw:frame draw:style-name="fr2" draw:name="Object23" text:anchor-type="as-char" svg:y="-0.393cm" svg:width="3.859cm" svg:height="0.492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2">a)</text:p>
      <text:p text:style-name="P2"/>
      <text:p text:style-name="P7">Formler:</text:p>
      <text:p text:style-name="P7"/>
      <text:p text:style-name="P7"><draw:frame draw:style-name="fr2" draw:name="Object16" text:anchor-type="as-char" svg:y="-0.393cm" svg:width="2.316cm" svg:height="0.563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><draw:frame draw:style-name="fr2" draw:name="Object17" text:anchor-type="as-char" svg:y="-0.393cm" svg:width="2.316cm" svg:height="0.563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/>
      <text:p text:style-name="P7"><draw:frame draw:style-name="fr2" draw:name="Object18" text:anchor-type="as-char" svg:y="-0.393cm" svg:width="3.475cm" svg:height="0.563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7">Udregniner:</text:p>
      <text:p text:style-name="P2"/>
      <text:p text:style-name="P2"><draw:frame draw:style-name="fr2" draw:name="Object4" text:anchor-type="as-char" svg:y="-0.393cm" svg:width="5.318cm" svg:height="0.49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2" draw:name="Object5" text:anchor-type="as-char" svg:y="-0.393cm" svg:width="5.318cm" svg:height="0.492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2" draw:name="Object6" text:anchor-type="as-char" svg:y="-0.393cm" svg:width="2.748cm" svg:height="0.492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<draw:frame draw:style-name="fr2" draw:name="Object7" text:anchor-type="as-char" svg:y="-0.644cm" svg:width="1.85cm" svg:height="1.046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2"><draw:frame draw:style-name="fr2" draw:name="Object8" text:anchor-type="as-char" svg:y="-0.393cm" svg:width="1.499cm" svg:height="0.492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2" draw:name="Object10" text:anchor-type="as-char" svg:y="-0.393cm" svg:width="3.896cm" svg:height="0.492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><draw:frame draw:style-name="fr2" draw:name="Object9" text:anchor-type="as-char" svg:y="-0.393cm" svg:width="1.528cm" svg:height="0.49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2"><draw:frame draw:style-name="fr2" draw:name="Object11" text:anchor-type="as-char" svg:y="-0.393cm" svg:width="2.792cm" svg:height="0.513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3">b<text:span text:style-name="T1">)</text:span></text:p>
      <text:p text:style-name="P3"/>
      <text:p text:style-name="P7">Formler:</text:p>
      <text:p text:style-name="P7"/>
      <text:p text:style-name="P3"><draw:frame draw:style-name="fr2" draw:name="Object14" text:anchor-type="as-char" svg:y="-0.393cm" svg:width="2.328cm" svg:height="0.563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draw:frame draw:style-name="fr2" draw:name="Object15" text:anchor-type="as-char" svg:y="-0.393cm" svg:width="1.931cm" svg:height="0.492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3"/>
      <text:p text:style-name="P3"><draw:frame draw:style-name="fr2" draw:name="Object13" text:anchor-type="as-char" svg:y="-0.714cm" svg:width="3.112cm" svg:height="1.212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text:soft-page-break/></text:p>
      <text:p text:style-name="P7">Udregninger:</text:p>
      <text:p text:style-name="P3"/>
      <text:p text:style-name="P4"><draw:frame draw:style-name="fr2" draw:name="Object3" text:anchor-type="as-char" svg:y="-0.393cm" svg:width="3.859cm" svg:height="0.492cm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/>
      <text:p text:style-name="P3"><draw:frame draw:style-name="fr2" draw:name="Object12" text:anchor-type="as-char" svg:y="-0.393cm" svg:width="5.263cm" svg:height="0.563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<draw:frame draw:style-name="fr2" draw:name="Object19" text:anchor-type="as-char" svg:y="-0.667cm" svg:width="7.033cm" svg:height="1.18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><draw:frame draw:style-name="fr2" draw:name="Object20" text:anchor-type="as-char" svg:y="-0.393cm" svg:width="1.732cm" svg:height="0.49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8">c)</text:p>
      <text:p text:style-name="P8"/>
      <text:p text:style-name="P8"><draw:frame draw:style-name="fr2" draw:name="Object21" text:anchor-type="as-char" svg:y="-0.446cm" svg:width="3.99cm" svg:height="0.56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8"/>
      <text:p text:style-name="P8"><draw:frame draw:style-name="fr1" draw:name="Object24" text:anchor-type="as-char" svg:y="-0.393cm" svg:width="5.981cm" svg:height="0.563cm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8"/>
      <text:p text:style-name="P8"><draw:frame draw:style-name="fr1" draw:name="Object25" text:anchor-type="as-char" svg:y="-0.393cm" svg:width="2.332cm" svg:height="0.492cm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8"/>
      <text:p text:style-name="P8"><draw:frame draw:style-name="fr2" draw:name="Object26" text:anchor-type="as-char" svg:y="-0.446cm" svg:width="5.495cm" svg:height="0.568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"/>
      <text:p text:style-name="P8"><draw:frame draw:style-name="fr2" draw:name="Object27" text:anchor-type="as-char" svg:y="-0.446cm" svg:width="9.174cm" svg:height="0.547cm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8"/>
      <text:p text:style-name="P8"><draw:frame draw:style-name="fr2" draw:name="Object28" text:anchor-type="as-char" svg:y="-0.446cm" svg:width="8.386cm" svg:height="0.547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8"/>
      <text:p text:style-name="P8"><draw:frame draw:style-name="fr2" draw:name="Object29" text:anchor-type="as-char" svg:y="-0.446cm" svg:width="6.488cm" svg:height="0.54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8"/>
      <text:p text:style-name="P9">d)</text:p>
      <text:p text:style-name="P5"/>
      <text:p text:style-name="P14">Formel</text:p>
      <text:p text:style-name="P13"/>
      <text:p text:style-name="P13"><draw:frame draw:style-name="fr1" draw:name="Object32" text:anchor-type="as-char" svg:y="-0.446cm" svg:width="2.889cm" svg:height="0.547c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/>
      <text:p text:style-name="P13"><draw:frame draw:style-name="fr1" draw:name="Object35" text:anchor-type="as-char" svg:y="-0.446cm" svg:width="2.459cm" svg:height="0.54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3"/>
      <text:p text:style-name="P13"><draw:frame draw:style-name="fr1" draw:name="Object34" text:anchor-type="as-char" svg:y="-0.683cm" svg:width="2.406cm" svg:height="1.085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14">Udregning</text:p>
      <text:p text:style-name="P5"/>
      <text:p text:style-name="P5"><draw:frame draw:style-name="fr1" draw:name="Object22" text:anchor-type="as-char" svg:y="-0.393cm" svg:width="1.095cm" svg:height="0.492cm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5"/>
      <text:p text:style-name="P5"><draw:frame draw:style-name="fr2" draw:name="Object30" text:anchor-type="as-char" svg:y="-0.446cm" svg:width="6.57cm" svg:height="0.54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5"/>
      <text:p text:style-name="P5"><draw:frame draw:style-name="fr2" draw:name="Object31" text:anchor-type="as-char" svg:y="-0.446cm" svg:width="4.42cm" svg:height="0.54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"><text:soft-page-break/></text:p>
      <text:p text:style-name="P5"><draw:frame draw:style-name="fr1" draw:name="Object33" text:anchor-type="as-char" svg:y="-0.393cm" svg:width="8.666cm" svg:height="0.492cm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5"/>
      <text:p text:style-name="P10"><draw:frame draw:style-name="fr1" draw:name="Object36" text:anchor-type="as-char" svg:y="-0.446cm" svg:width="9.299cm" svg:height="0.568cm" draw:z-index="35"><draw:object xlink:href="./Object 36" xlink:type="simple" xlink:show="embed" xlink:actuate="onLoad"/><draw:image xlink:href="./ObjectReplacements/Object 36" xlink:type="simple" xlink:show="embed" xlink:actuate="onLoad"/></draw:frame><text:s/><text:span text:style-name="T2">2 løsninger</text:span></text:p>
      <text:p text:style-name="P10"/>
      <text:p text:style-name="P10"><draw:frame draw:style-name="fr1" draw:name="Object37" text:anchor-type="as-char" svg:y="-0.704cm" svg:width="7.805cm" svg:height="1.106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0"/>
      <text:p text:style-name="P10"><draw:frame draw:style-name="fr1" draw:name="Object38" text:anchor-type="as-char" svg:y="-0.683cm" svg:width="5.521cm" svg:height="1.085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0"/>
      <text:p text:style-name="P10"><draw:frame draw:style-name="fr1" draw:name="Object39" text:anchor-type="as-char" svg:y="-0.683cm" svg:width="5.457cm" svg:height="1.085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 Mono" svg:font-family="'DejaVu Sans Mono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0:31:38.190953117</meta:creation-date>
    <dc:date>2022-03-26T19:10:10.143157830</dc:date>
    <meta:editing-duration>PT2H47M14S</meta:editing-duration>
    <meta:editing-cycles>8</meta:editing-cycles>
    <meta:generator>LibreOffice/7.3.1.3$Linux_X86_64 LibreOffice_project/30$Build-3</meta:generator>
    <meta:document-statistic meta:table-count="0" meta:image-count="0" meta:object-count="39" meta:page-count="3" meta:paragraph-count="50" meta:word-count="18" meta:character-count="130" meta:non-whitespace-character-count="121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= ( 0,3,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P = A = ( x_1,  y_1) = ( 0,3,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form="postfix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P = ( x_1,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= ( x_1, y_1 ) = ( a, b ) = ( 0,3,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0,3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n>0,4</mn>
              </mrow>
            </mrow>
            <mo fence="true" form="postfix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n>0,3</mn>
          <mn>2</mn>
        </msup>
        <mo stretchy="false">−</mo>
        <mrow>
          <mn>2</mn>
          <mo stretchy="false">⋅</mo>
          <mi>x</mi>
          <mo stretchy="false">⋅</mo>
          <mn>0,3</mn>
        </mrow>
        <mo stretchy="false">+</mo>
        <msup>
          <mi>y</mi>
          <mn>2</mn>
        </msup>
        <mo stretchy="false">+</mo>
        <msup>
          <mn>0,4</mn>
          <mn>2</mn>
        </msup>
        <mo stretchy="false">−</mo>
        <mrow>
          <mn>2</mn>
          <mo stretchy="false">⋅</mo>
          <mi>y</mi>
          <mo stretchy="false">⋅</mo>
          <mn>0,4</mn>
        </mrow>
      </mrow>
      <mo stretchy="false">=</mo>
      <mn>0,1296</mn>
    </mrow>
    <annotation encoding="StarMath 5.0">x sup 2 + 0,3 sup 2 - 2 cdot x cdot 0,3 + y sup 2 + 0,4 sup 2 - 2 cdot y cdot 0,4 = 0,1296</annotation>
  </semantics>
</math>
</file>

<file path=Object 28/content.xml><?xml version="1.0" encoding="utf-8"?>
<math xmlns="http://www.w3.org/1998/Math/MathML" display="block">
  <semantics>
    <mrow>
      <mrow>
        <msup>
          <mi>x</mi>
          <mn>2</mn>
        </msup>
        <mo stretchy="false">+</mo>
        <mn>0,09</mn>
        <mo stretchy="false">−</mo>
        <mn>0,6</mn>
      </mrow>
      <mrow>
        <mi>x</mi>
        <mo stretchy="false">+</mo>
        <msup>
          <mi>y</mi>
          <mn>2</mn>
        </msup>
        <mo stretchy="false">+</mo>
        <mn>0,16</mn>
        <mo stretchy="false">−</mo>
        <mn>0,8</mn>
      </mrow>
      <mrow>
        <mi>y</mi>
        <mo stretchy="false">=</mo>
        <mn>0,1296</mn>
      </mrow>
    </mrow>
    <annotation encoding="StarMath 5.0">x sup 2 + 0,09 - 0,6x + y sup 2 + 0,16 - 0,8y = 0,1296</annotation>
  </semantics>
</math>
</file>

<file path=Object 29/content.xml><?xml version="1.0" encoding="utf-8"?>
<math xmlns="http://www.w3.org/1998/Math/MathML" display="block">
  <semantics>
    <mrow>
      <mrow>
        <msup>
          <mi>x</mi>
          <mn>2</mn>
        </msup>
        <mo stretchy="false">−</mo>
        <mn>0,6</mn>
      </mrow>
      <mrow>
        <mi>x</mi>
        <mo stretchy="false">+</mo>
        <msup>
          <mi>y</mi>
          <mn>2</mn>
        </msup>
        <mo stretchy="false">−</mo>
        <mn>0,8</mn>
      </mrow>
      <mrow>
        <mrow>
          <mi>y</mi>
          <mo stretchy="false">+</mo>
          <mn>0,1204</mn>
        </mrow>
        <mo stretchy="false">=</mo>
        <mn>0</mn>
      </mrow>
    </mrow>
    <annotation encoding="StarMath 5.0">x sup 2 - 0,6x + y sup 2 - 0,8y + 0,1204 = 0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row>
        <msup>
          <mn>0</mn>
          <mn>2</mn>
        </msup>
        <mo stretchy="false">−</mo>
        <mrow>
          <mn>0,6</mn>
          <mo stretchy="false">⋅</mo>
          <mn>0</mn>
        </mrow>
        <mo stretchy="false">+</mo>
        <msup>
          <mi>y</mi>
          <mn>2</mn>
        </msup>
        <mo stretchy="false">−</mo>
        <mn>0,8</mn>
      </mrow>
      <mrow>
        <mrow>
          <mi>y</mi>
          <mo stretchy="false">+</mo>
          <mn>0,1204</mn>
        </mrow>
        <mo stretchy="false">=</mo>
        <mn>0</mn>
      </mrow>
    </mrow>
    <annotation encoding="StarMath 5.0">0 sup 2 - 0,6 cdot 0 + y sup 2 - 0,8y + 0,1204 = 0</annotation>
  </semantics>
</math>
</file>

<file path=Object 31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 sup 2 - 0,8y + 0,1204</annotation>
  </semantics>
</math>
</file>

<file path=Object 32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 = ax sup 2 + bx + c</annotation>
  </semantics>
</math>
</file>

<file path=Object 33/content.xml><?xml version="1.0" encoding="utf-8"?>
<math xmlns="http://www.w3.org/1998/Math/MathML" display="block">
  <semantics>
    <mrow>
      <mrow>
        <mi>y</mi>
        <mo stretchy="false">=</mo>
        <mn>0</mn>
      </mrow>
      <mtext>   </mtext>
      <mrow>
        <mi>x</mi>
        <mo stretchy="false">=</mo>
        <mi>y</mi>
      </mrow>
      <mtext>   </mtext>
      <mrow>
        <mi>a</mi>
        <mo stretchy="false">=</mo>
        <mn>1</mn>
      </mrow>
      <mtext>   </mtext>
      <mrow>
        <mi>b</mi>
        <mo stretchy="false">=</mo>
        <mrow>
          <mo stretchy="false">−</mo>
          <mn>0,8</mn>
        </mrow>
      </mrow>
      <mtext>   </mtext>
      <mrow>
        <mi>c</mi>
        <mo stretchy="false">=</mo>
        <mn>0,1204</mn>
      </mrow>
    </mrow>
    <annotation encoding="StarMath 5.0">y = 0 "   " x = y "   " a = 1 "   " b = -0,8 "   " c = 0,1204</annotation>
  </semantics>
</math>
</file>

<file path=Object 34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i>d</mi>
          </msqrt>
        </mrow>
        <mrow>
          <mn>2</mn>
          <mi mathvariant="italic">ab</mi>
        </mrow>
      </mfrac>
    </mrow>
    <annotation encoding="StarMath 5.0">x = { -b +- sqrt{d} } over { 2ab }</annotation>
  </semantics>
</math>
</file>

<file path=Object 35/content.xml><?xml version="1.0" encoding="utf-8"?>
<math xmlns="http://www.w3.org/1998/Math/MathML" display="block">
  <semantics>
    <mrow>
      <mrow>
        <mi>d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d = b sup 2 - 4ac</annotation>
  </semantics>
</math>
</file>

<file path=Object 36/content.xml><?xml version="1.0" encoding="utf-8"?>
<math xmlns="http://www.w3.org/1998/Math/MathML" display="block">
  <semantics>
    <mrow>
      <mrow>
        <mi>d</mi>
        <mo stretchy="false">=</mo>
        <mrow>
          <msup>
            <mi>b</mi>
            <mn>2</mn>
          </msup>
          <mo stretchy="false">−</mo>
          <mn>4</mn>
        </mrow>
      </mrow>
      <mrow>
        <mi mathvariant="italic">ac</mi>
        <mo stretchy="false">=</mo>
        <mrow>
          <msup>
            <mrow>
              <mo fence="true" form="prefix" stretchy="false">(</mo>
              <mrow>
                <mrow>
                  <mo stretchy="false">−</mo>
                  <mn>0.8</mn>
                </mrow>
              </mrow>
              <mo fence="true" form="postfix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d = b sup 2 - 4ac  = (-0.8) sup 2 - 4 cdot 1 cdot 0,1204 = 0,1584 &gt; 0</annotation>
  </semantics>
</math>
</file>

<file path=Object 37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row>
              <mo fence="true" form="prefix" stretchy="false">(</mo>
              <mrow>
                <mrow>
                  <mo stretchy="false">−</mo>
                  <mn>0,8</mn>
                </mrow>
              </mrow>
              <mo fence="true" form="postfix" stretchy="false">)</mo>
            </mrow>
          </mrow>
          <mo stretchy="false">±</mo>
          <msqrt>
            <mn>0,1584</mn>
          </msqrt>
        </mrow>
        <mrow>
          <mn>2</mn>
          <mo stretchy="false">⋅</mo>
          <mn>1</mn>
          <mo stretchy="false">⋅</mo>
          <mrow>
            <mo stretchy="false">−</mo>
            <mn>0,8</mn>
          </mrow>
        </mrow>
      </mfrac>
      <mo stretchy="false">=</mo>
      <mfrac>
        <mrow>
          <mn>0,8</mn>
          <mo stretchy="false">±</mo>
          <msqrt>
            <mn>0,1584</mn>
          </msqrt>
        </mrow>
        <mrow>
          <mo stretchy="false">−</mo>
          <mn>1,6</mn>
        </mrow>
      </mfrac>
    </mrow>
    <annotation encoding="StarMath 5.0">x = { -(-0,8) +- sqrt{0,1584} } over { 2 cdot 1 cdot -0,8  } = { 0,8 +- sqrt{0,1584} } over { -1,6  }</annotation>
  </semantics>
</math>
</file>

<file path=Object 38/content.xml><?xml version="1.0" encoding="utf-8"?>
<math xmlns="http://www.w3.org/1998/Math/MathML" display="block">
  <semantics>
    <mrow>
      <mrow>
        <msub>
          <mi>x</mi>
          <mn>0</mn>
        </msub>
        <mo stretchy="false">=</mo>
        <mfrac>
          <mrow>
            <mn>0,8</mn>
            <mo stretchy="false">−</mo>
            <msqrt>
              <mn>0,1584</mn>
            </msqrt>
          </mrow>
          <mrow>
            <mo stretchy="false">−</mo>
            <mn>1,6</mn>
          </mrow>
        </mfrac>
        <mo stretchy="false">=</mo>
        <mi>−</mi>
      </mrow>
      <mn>0,75</mn>
    </mrow>
    <annotation encoding="StarMath 5.0">x_0 = { 0,8 - sqrt{0,1584} } over { -1,6  } = −0,75</annotation>
  </semantics>
</math>
</file>

<file path=Object 39/content.xml><?xml version="1.0" encoding="utf-8"?>
<math xmlns="http://www.w3.org/1998/Math/MathML" display="block">
  <semantics>
    <mrow>
      <mrow>
        <msub>
          <mi>x</mi>
          <mn>1</mn>
        </msub>
        <mo stretchy="false">=</mo>
        <mfrac>
          <mrow>
            <mn>0,8</mn>
            <mo stretchy="false">+</mo>
            <msqrt>
              <mn>0,1584</mn>
            </msqrt>
          </mrow>
          <mrow>
            <mo stretchy="false">−</mo>
            <mn>1,6</mn>
          </mrow>
        </mfrac>
        <mo stretchy="false">=</mo>
        <mi>−</mi>
      </mrow>
      <mn>0,25</mn>
    </mrow>
    <annotation encoding="StarMath 5.0">x_1 = { 0,8 + sqrt{0,1584} } over { -1,6  } = −0,25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